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sem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-0.505643029131394" calcext:value-type="float">
            <text:p>-0.505643029131</text:p>
          </table:table-cell>
          <table:table-cell office:value-type="float" office:value="0.789606833742505" calcext:value-type="float">
            <text:p>0.78960683374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-1.05394273900236" calcext:value-type="float">
            <text:p>-1.053942739002</text:p>
          </table:table-cell>
          <table:table-cell office:value-type="float" office:value="0.694231029602226" calcext:value-type="float">
            <text:p>0.69423102960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-0.788880745483968" calcext:value-type="float">
            <text:p>-0.788880745484</text:p>
          </table:table-cell>
          <table:table-cell office:value-type="float" office:value="0.595949569833933" calcext:value-type="float">
            <text:p>0.59594956983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-0.670077959649433" calcext:value-type="float">
            <text:p>-0.670077959649</text:p>
          </table:table-cell>
          <table:table-cell office:value-type="float" office:value="0.554815982878457" calcext:value-type="float">
            <text:p>0.554815982878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-1.05079255429184" calcext:value-type="float">
            <text:p>-1.050792554292</text:p>
          </table:table-cell>
          <table:table-cell office:value-type="float" office:value="0.502866316359929" calcext:value-type="float">
            <text:p>0.5028663163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-1.36822809248941" calcext:value-type="float">
            <text:p>-1.368228092489</text:p>
          </table:table-cell>
          <table:table-cell office:value-type="float" office:value="0.469928485035891" calcext:value-type="float">
            <text:p>0.46992848503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-0.998281065576871" calcext:value-type="float">
            <text:p>-0.998281065577</text:p>
          </table:table-cell>
          <table:table-cell office:value-type="float" office:value="0.477206765233697" calcext:value-type="float">
            <text:p>0.47720676523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-1.00715875630229" calcext:value-type="float">
            <text:p>-1.007158756302</text:p>
          </table:table-cell>
          <table:table-cell office:value-type="float" office:value="0.473286863611545" calcext:value-type="float">
            <text:p>0.47328686361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-1.01444575735634" calcext:value-type="float">
            <text:p>-1.014445757356</text:p>
          </table:table-cell>
          <table:table-cell office:value-type="float" office:value="0.470122354956928" calcext:value-type="float">
            <text:p>0.47012235495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-1.01666117100618" calcext:value-type="float">
            <text:p>-1.016661171006</text:p>
          </table:table-cell>
          <table:table-cell office:value-type="float" office:value="0.469163329306603" calcext:value-type="float">
            <text:p>0.46916332930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505643029131394" calcext:value-type="float">
            <text:p>-0.505643029131</text:p>
          </table:table-cell>
          <table:table-cell office:value-type="float" office:value="0.789606833742505" calcext:value-type="float">
            <text:p>0.7896068337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.05394273900236" calcext:value-type="float">
            <text:p>-1.053942739002</text:p>
          </table:table-cell>
          <table:table-cell office:value-type="float" office:value="0.694231029602226" calcext:value-type="float">
            <text:p>0.69423102960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.40875960240572" calcext:value-type="float">
            <text:p>-1.408759602406</text:p>
          </table:table-cell>
          <table:table-cell office:value-type="float" office:value="0.62458715133999" calcext:value-type="float">
            <text:p>0.6245871513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.17489482895795" calcext:value-type="float">
            <text:p>-1.174894828958</text:p>
          </table:table-cell>
          <table:table-cell office:value-type="float" office:value="0.542086530932692" calcext:value-type="float">
            <text:p>0.54208653093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.4777719099538" calcext:value-type="float">
            <text:p>-1.477771909954</text:p>
          </table:table-cell>
          <table:table-cell office:value-type="float" office:value="0.50513649598341" calcext:value-type="float">
            <text:p>0.50513649598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.74928699339623" calcext:value-type="float">
            <text:p>-1.749286993396</text:p>
          </table:table-cell>
          <table:table-cell office:value-type="float" office:value="0.481369884976224" calcext:value-type="float">
            <text:p>0.48136988497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.75293075423379" calcext:value-type="float">
            <text:p>-1.752930754234</text:p>
          </table:table-cell>
          <table:table-cell office:value-type="float" office:value="0.480143395684535" calcext:value-type="float">
            <text:p>0.48014339568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.75547794764199" calcext:value-type="float">
            <text:p>-1.755477947642</text:p>
          </table:table-cell>
          <table:table-cell office:value-type="float" office:value="0.479279462411292" calcext:value-type="float">
            <text:p>0.4792794624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.75763596074397" calcext:value-type="float">
            <text:p>-1.757635960744</text:p>
          </table:table-cell>
          <table:table-cell office:value-type="float" office:value="0.47856067838137" calcext:value-type="float">
            <text:p>0.47856067838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.75828813880508" calcext:value-type="float">
            <text:p>-1.758288138805</text:p>
          </table:table-cell>
          <table:table-cell office:value-type="float" office:value="0.478341705456311" calcext:value-type="float">
            <text:p>0.47834170545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505643029131394" calcext:value-type="float">
            <text:p>-0.505643029131</text:p>
          </table:table-cell>
          <table:table-cell office:value-type="float" office:value="0.789606833742505" calcext:value-type="float">
            <text:p>0.78960683374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273207117995684" calcext:value-type="float">
            <text:p>-0.273207117996</text:p>
          </table:table-cell>
          <table:table-cell office:value-type="float" office:value="0.675864544324867" calcext:value-type="float">
            <text:p>0.67586454432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0.788880745483968" calcext:value-type="float">
            <text:p>-0.788880745484</text:p>
          </table:table-cell>
          <table:table-cell office:value-type="float" office:value="0.595949569833933" calcext:value-type="float">
            <text:p>0.5959495698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17489482895795" calcext:value-type="float">
            <text:p>-1.174894828958</text:p>
          </table:table-cell>
          <table:table-cell office:value-type="float" office:value="0.542086530932692" calcext:value-type="float">
            <text:p>0.54208653093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05079255429184" calcext:value-type="float">
            <text:p>-1.050792554292</text:p>
          </table:table-cell>
          <table:table-cell office:value-type="float" office:value="0.502866316359929" calcext:value-type="float">
            <text:p>0.5028663163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0.985458122351215" calcext:value-type="float">
            <text:p>-0.985458122351</text:p>
          </table:table-cell>
          <table:table-cell office:value-type="float" office:value="0.482997790846361" calcext:value-type="float">
            <text:p>0.48299779084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0.998281065576871" calcext:value-type="float">
            <text:p>-0.998281065577</text:p>
          </table:table-cell>
          <table:table-cell office:value-type="float" office:value="0.477206765233697" calcext:value-type="float">
            <text:p>0.4772067652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0.608878304627894" calcext:value-type="float">
            <text:p>-0.608878304628</text:p>
          </table:table-cell>
          <table:table-cell office:value-type="float" office:value="0.496700686106184" calcext:value-type="float">
            <text:p>0.49670068610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0.624162029367285" calcext:value-type="float">
            <text:p>-0.624162029367</text:p>
          </table:table-cell>
          <table:table-cell office:value-type="float" office:value="0.489571590168647" calcext:value-type="float">
            <text:p>0.48957159016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0.208182230342124" calcext:value-type="float">
            <text:p>-0.208182230342</text:p>
          </table:table-cell>
          <table:table-cell office:value-type="float" office:value="0.505971239071831" calcext:value-type="float">
            <text:p>0.50597123907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05643029131394" calcext:value-type="float">
            <text:p>-0.505643029131</text:p>
          </table:table-cell>
          <table:table-cell office:value-type="float" office:value="0.789606833742505" calcext:value-type="float">
            <text:p>0.7896068337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.05394273900236" calcext:value-type="float">
            <text:p>-1.053942739002</text:p>
          </table:table-cell>
          <table:table-cell office:value-type="float" office:value="0.694231029602226" calcext:value-type="float">
            <text:p>0.6942310296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40875960240572" calcext:value-type="float">
            <text:p>-1.408759602406</text:p>
          </table:table-cell>
          <table:table-cell office:value-type="float" office:value="0.62458715133999" calcext:value-type="float">
            <text:p>0.624587151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17489482895795" calcext:value-type="float">
            <text:p>-1.174894828958</text:p>
          </table:table-cell>
          <table:table-cell office:value-type="float" office:value="0.542086530932692" calcext:value-type="float">
            <text:p>0.54208653093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4777719099538" calcext:value-type="float">
            <text:p>-1.477771909954</text:p>
          </table:table-cell>
          <table:table-cell office:value-type="float" office:value="0.50513649598341" calcext:value-type="float">
            <text:p>0.50513649598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74928699339623" calcext:value-type="float">
            <text:p>-1.749286993396</text:p>
          </table:table-cell>
          <table:table-cell office:value-type="float" office:value="0.481369884976224" calcext:value-type="float">
            <text:p>0.48136988497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37476729758038" calcext:value-type="float">
            <text:p>-1.37476729758</text:p>
          </table:table-cell>
          <table:table-cell office:value-type="float" office:value="0.467374373386168" calcext:value-type="float">
            <text:p>0.46737437338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37931566357953" calcext:value-type="float">
            <text:p>-1.37931566358</text:p>
          </table:table-cell>
          <table:table-cell office:value-type="float" office:value="0.465600151227806" calcext:value-type="float">
            <text:p>0.4656001512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01444575735634" calcext:value-type="float">
            <text:p>-1.014445757356</text:p>
          </table:table-cell>
          <table:table-cell office:value-type="float" office:value="0.470122354956928" calcext:value-type="float">
            <text:p>0.4701223549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01666117100618" calcext:value-type="float">
            <text:p>-1.016661171006</text:p>
          </table:table-cell>
          <table:table-cell office:value-type="float" office:value="0.469163329306602" calcext:value-type="float">
            <text:p>0.46916332930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DEX([.$C$1:.$C$41];SUMPRODUCT(MAX(ROW([.A$1:.A$41])*([.$A45]=[.$A$1:.$A$41])*([.B$44]=[.$B$1:.$B$41])));1)" office:value-type="float" office:value="-0.505643029131" calcext:value-type="float">
            <text:p>-0.505643029131</text:p>
          </table:table-cell>
          <table:table-cell table:formula="of:=INDEX([.$C$1:.$C$41];SUMPRODUCT(MAX(ROW([.B$1:.B$41])*([.$A45]=[.$A$1:.$A$41])*([.C$44]=[.$B$1:.$B$41])));1)" office:value-type="float" office:value="-1.053942739002" calcext:value-type="float">
            <text:p>-1.053942739002</text:p>
          </table:table-cell>
          <table:table-cell table:formula="of:=INDEX([.$C$1:.$C$41];SUMPRODUCT(MAX(ROW([.C$1:.C$41])*([.$A45]=[.$A$1:.$A$41])*([.D$44]=[.$B$1:.$B$41])));1)" office:value-type="float" office:value="-0.788880745484" calcext:value-type="float">
            <text:p>-0.788880745484</text:p>
          </table:table-cell>
          <table:table-cell table:formula="of:=INDEX([.$C$1:.$C$41];SUMPRODUCT(MAX(ROW([.D$1:.D$41])*([.$A45]=[.$A$1:.$A$41])*([.E$44]=[.$B$1:.$B$41])));1)" office:value-type="float" office:value="-0.670077959649" calcext:value-type="float">
            <text:p>-0.670077959649</text:p>
          </table:table-cell>
          <table:table-cell table:formula="of:=INDEX([.$C$1:.$C$41];SUMPRODUCT(MAX(ROW([.E$1:.E$41])*([.$A45]=[.$A$1:.$A$41])*([.F$44]=[.$B$1:.$B$41])));1)" office:value-type="float" office:value="-1.050792554292" calcext:value-type="float">
            <text:p>-1.050792554292</text:p>
          </table:table-cell>
          <table:table-cell table:formula="of:=INDEX([.$C$1:.$C$41];SUMPRODUCT(MAX(ROW([.F$1:.F$41])*([.$A45]=[.$A$1:.$A$41])*([.G$44]=[.$B$1:.$B$41])));1)" office:value-type="float" office:value="-1.368228092489" calcext:value-type="float">
            <text:p>-1.368228092489</text:p>
          </table:table-cell>
          <table:table-cell table:formula="of:=INDEX([.$C$1:.$C$41];SUMPRODUCT(MAX(ROW([.G$1:.G$41])*([.$A45]=[.$A$1:.$A$41])*([.H$44]=[.$B$1:.$B$41])));1)" office:value-type="float" office:value="-0.998281065577" calcext:value-type="float">
            <text:p>-0.998281065577</text:p>
          </table:table-cell>
          <table:table-cell table:formula="of:=INDEX([.$C$1:.$C$41];SUMPRODUCT(MAX(ROW([.H$1:.H$41])*([.$A45]=[.$A$1:.$A$41])*([.I$44]=[.$B$1:.$B$41])));1)" office:value-type="float" office:value="-1.007158756302" calcext:value-type="float">
            <text:p>-1.007158756302</text:p>
          </table:table-cell>
          <table:table-cell table:formula="of:=INDEX([.$C$1:.$C$41];SUMPRODUCT(MAX(ROW([.I$1:.I$41])*([.$A45]=[.$A$1:.$A$41])*([.J$44]=[.$B$1:.$B$41])));1)" office:value-type="float" office:value="-1.014445757356" calcext:value-type="float">
            <text:p>-1.014445757356</text:p>
          </table:table-cell>
          <table:table-cell table:formula="of:=INDEX([.$C$1:.$C$41];SUMPRODUCT(MAX(ROW([.J$1:.J$41])*([.$A45]=[.$A$1:.$A$41])*([.K$44]=[.$B$1:.$B$41])));1)" office:value-type="float" office:value="-1.016661171006" calcext:value-type="float">
            <text:p>-1.016661171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EX([.$C$1:.$C$41];SUMPRODUCT(MAX(ROW([.A$1:.A$41])*([.$A46]=[.$A$1:.$A$41])*([.B$44]=[.$B$1:.$B$41])));1)" office:value-type="float" office:value="-0.505643029131" calcext:value-type="float">
            <text:p>-0.505643029131</text:p>
          </table:table-cell>
          <table:table-cell table:formula="of:=INDEX([.$C$1:.$C$41];SUMPRODUCT(MAX(ROW([.B$1:.B$41])*([.$A46]=[.$A$1:.$A$41])*([.C$44]=[.$B$1:.$B$41])));1)" office:value-type="float" office:value="-1.053942739002" calcext:value-type="float">
            <text:p>-1.053942739002</text:p>
          </table:table-cell>
          <table:table-cell table:formula="of:=INDEX([.$C$1:.$C$41];SUMPRODUCT(MAX(ROW([.C$1:.C$41])*([.$A46]=[.$A$1:.$A$41])*([.D$44]=[.$B$1:.$B$41])));1)" office:value-type="float" office:value="-1.408759602406" calcext:value-type="float">
            <text:p>-1.408759602406</text:p>
          </table:table-cell>
          <table:table-cell table:formula="of:=INDEX([.$C$1:.$C$41];SUMPRODUCT(MAX(ROW([.D$1:.D$41])*([.$A46]=[.$A$1:.$A$41])*([.E$44]=[.$B$1:.$B$41])));1)" office:value-type="float" office:value="-1.174894828958" calcext:value-type="float">
            <text:p>-1.174894828958</text:p>
          </table:table-cell>
          <table:table-cell table:formula="of:=INDEX([.$C$1:.$C$41];SUMPRODUCT(MAX(ROW([.E$1:.E$41])*([.$A46]=[.$A$1:.$A$41])*([.F$44]=[.$B$1:.$B$41])));1)" office:value-type="float" office:value="-1.477771909954" calcext:value-type="float">
            <text:p>-1.477771909954</text:p>
          </table:table-cell>
          <table:table-cell table:formula="of:=INDEX([.$C$1:.$C$41];SUMPRODUCT(MAX(ROW([.F$1:.F$41])*([.$A46]=[.$A$1:.$A$41])*([.G$44]=[.$B$1:.$B$41])));1)" office:value-type="float" office:value="-1.749286993396" calcext:value-type="float">
            <text:p>-1.749286993396</text:p>
          </table:table-cell>
          <table:table-cell table:formula="of:=INDEX([.$C$1:.$C$41];SUMPRODUCT(MAX(ROW([.G$1:.G$41])*([.$A46]=[.$A$1:.$A$41])*([.H$44]=[.$B$1:.$B$41])));1)" office:value-type="float" office:value="-1.752930754234" calcext:value-type="float">
            <text:p>-1.752930754234</text:p>
          </table:table-cell>
          <table:table-cell table:formula="of:=INDEX([.$C$1:.$C$41];SUMPRODUCT(MAX(ROW([.H$1:.H$41])*([.$A46]=[.$A$1:.$A$41])*([.I$44]=[.$B$1:.$B$41])));1)" office:value-type="float" office:value="-1.755477947642" calcext:value-type="float">
            <text:p>-1.755477947642</text:p>
          </table:table-cell>
          <table:table-cell table:formula="of:=INDEX([.$C$1:.$C$41];SUMPRODUCT(MAX(ROW([.I$1:.I$41])*([.$A46]=[.$A$1:.$A$41])*([.J$44]=[.$B$1:.$B$41])));1)" office:value-type="float" office:value="-1.757635960744" calcext:value-type="float">
            <text:p>-1.757635960744</text:p>
          </table:table-cell>
          <table:table-cell table:formula="of:=INDEX([.$C$1:.$C$41];SUMPRODUCT(MAX(ROW([.J$1:.J$41])*([.$A46]=[.$A$1:.$A$41])*([.K$44]=[.$B$1:.$B$41])));1)" office:value-type="float" office:value="-1.758288138805" calcext:value-type="float">
            <text:p>-1.758288138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DEX([.$C$1:.$C$41];SUMPRODUCT(MAX(ROW([.A$1:.A$41])*([.$A47]=[.$A$1:.$A$41])*([.B$44]=[.$B$1:.$B$41])));1)" office:value-type="float" office:value="-0.505643029131" calcext:value-type="float">
            <text:p>-0.505643029131</text:p>
          </table:table-cell>
          <table:table-cell table:formula="of:=INDEX([.$C$1:.$C$41];SUMPRODUCT(MAX(ROW([.B$1:.B$41])*([.$A47]=[.$A$1:.$A$41])*([.C$44]=[.$B$1:.$B$41])));1)" office:value-type="float" office:value="-0.273207117996" calcext:value-type="float">
            <text:p>-0.273207117996</text:p>
          </table:table-cell>
          <table:table-cell table:formula="of:=INDEX([.$C$1:.$C$41];SUMPRODUCT(MAX(ROW([.C$1:.C$41])*([.$A47]=[.$A$1:.$A$41])*([.D$44]=[.$B$1:.$B$41])));1)" office:value-type="float" office:value="-0.788880745484" calcext:value-type="float">
            <text:p>-0.788880745484</text:p>
          </table:table-cell>
          <table:table-cell table:formula="of:=INDEX([.$C$1:.$C$41];SUMPRODUCT(MAX(ROW([.D$1:.D$41])*([.$A47]=[.$A$1:.$A$41])*([.E$44]=[.$B$1:.$B$41])));1)" office:value-type="float" office:value="-1.174894828958" calcext:value-type="float">
            <text:p>-1.174894828958</text:p>
          </table:table-cell>
          <table:table-cell table:formula="of:=INDEX([.$C$1:.$C$41];SUMPRODUCT(MAX(ROW([.E$1:.E$41])*([.$A47]=[.$A$1:.$A$41])*([.F$44]=[.$B$1:.$B$41])));1)" office:value-type="float" office:value="-1.050792554292" calcext:value-type="float">
            <text:p>-1.050792554292</text:p>
          </table:table-cell>
          <table:table-cell table:formula="of:=INDEX([.$C$1:.$C$41];SUMPRODUCT(MAX(ROW([.F$1:.F$41])*([.$A47]=[.$A$1:.$A$41])*([.G$44]=[.$B$1:.$B$41])));1)" office:value-type="float" office:value="-0.985458122351" calcext:value-type="float">
            <text:p>-0.985458122351</text:p>
          </table:table-cell>
          <table:table-cell table:formula="of:=INDEX([.$C$1:.$C$41];SUMPRODUCT(MAX(ROW([.G$1:.G$41])*([.$A47]=[.$A$1:.$A$41])*([.H$44]=[.$B$1:.$B$41])));1)" office:value-type="float" office:value="-0.998281065577" calcext:value-type="float">
            <text:p>-0.998281065577</text:p>
          </table:table-cell>
          <table:table-cell table:formula="of:=INDEX([.$C$1:.$C$41];SUMPRODUCT(MAX(ROW([.H$1:.H$41])*([.$A47]=[.$A$1:.$A$41])*([.I$44]=[.$B$1:.$B$41])));1)" office:value-type="float" office:value="-0.608878304628" calcext:value-type="float">
            <text:p>-0.608878304628</text:p>
          </table:table-cell>
          <table:table-cell table:formula="of:=INDEX([.$C$1:.$C$41];SUMPRODUCT(MAX(ROW([.I$1:.I$41])*([.$A47]=[.$A$1:.$A$41])*([.J$44]=[.$B$1:.$B$41])));1)" office:value-type="float" office:value="-0.624162029367" calcext:value-type="float">
            <text:p>-0.624162029367</text:p>
          </table:table-cell>
          <table:table-cell table:formula="of:=INDEX([.$C$1:.$C$41];SUMPRODUCT(MAX(ROW([.J$1:.J$41])*([.$A47]=[.$A$1:.$A$41])*([.K$44]=[.$B$1:.$B$41])));1)" office:value-type="float" office:value="-0.208182230342" calcext:value-type="float">
            <text:p>-0.208182230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DEX([.$C$1:.$C$41];SUMPRODUCT(MAX(ROW([.A$1:.A$41])*([.$A48]=[.$A$1:.$A$41])*([.B$44]=[.$B$1:.$B$41])));1)" office:value-type="float" office:value="-0.505643029131" calcext:value-type="float">
            <text:p>-0.505643029131</text:p>
          </table:table-cell>
          <table:table-cell table:formula="of:=INDEX([.$C$1:.$C$41];SUMPRODUCT(MAX(ROW([.B$1:.B$41])*([.$A48]=[.$A$1:.$A$41])*([.C$44]=[.$B$1:.$B$41])));1)" office:value-type="float" office:value="-1.053942739002" calcext:value-type="float">
            <text:p>-1.053942739002</text:p>
          </table:table-cell>
          <table:table-cell table:formula="of:=INDEX([.$C$1:.$C$41];SUMPRODUCT(MAX(ROW([.C$1:.C$41])*([.$A48]=[.$A$1:.$A$41])*([.D$44]=[.$B$1:.$B$41])));1)" office:value-type="float" office:value="-1.408759602406" calcext:value-type="float">
            <text:p>-1.408759602406</text:p>
          </table:table-cell>
          <table:table-cell table:formula="of:=INDEX([.$C$1:.$C$41];SUMPRODUCT(MAX(ROW([.D$1:.D$41])*([.$A48]=[.$A$1:.$A$41])*([.E$44]=[.$B$1:.$B$41])));1)" office:value-type="float" office:value="-1.174894828958" calcext:value-type="float">
            <text:p>-1.174894828958</text:p>
          </table:table-cell>
          <table:table-cell table:formula="of:=INDEX([.$C$1:.$C$41];SUMPRODUCT(MAX(ROW([.E$1:.E$41])*([.$A48]=[.$A$1:.$A$41])*([.F$44]=[.$B$1:.$B$41])));1)" office:value-type="float" office:value="-1.477771909954" calcext:value-type="float">
            <text:p>-1.477771909954</text:p>
          </table:table-cell>
          <table:table-cell table:formula="of:=INDEX([.$C$1:.$C$41];SUMPRODUCT(MAX(ROW([.F$1:.F$41])*([.$A48]=[.$A$1:.$A$41])*([.G$44]=[.$B$1:.$B$41])));1)" office:value-type="float" office:value="-1.749286993396" calcext:value-type="float">
            <text:p>-1.749286993396</text:p>
          </table:table-cell>
          <table:table-cell table:formula="of:=INDEX([.$C$1:.$C$41];SUMPRODUCT(MAX(ROW([.G$1:.G$41])*([.$A48]=[.$A$1:.$A$41])*([.H$44]=[.$B$1:.$B$41])));1)" office:value-type="float" office:value="-1.37476729758" calcext:value-type="float">
            <text:p>-1.37476729758</text:p>
          </table:table-cell>
          <table:table-cell table:formula="of:=INDEX([.$C$1:.$C$41];SUMPRODUCT(MAX(ROW([.H$1:.H$41])*([.$A48]=[.$A$1:.$A$41])*([.I$44]=[.$B$1:.$B$41])));1)" office:value-type="float" office:value="-1.37931566358" calcext:value-type="float">
            <text:p>-1.37931566358</text:p>
          </table:table-cell>
          <table:table-cell table:formula="of:=INDEX([.$C$1:.$C$41];SUMPRODUCT(MAX(ROW([.I$1:.I$41])*([.$A48]=[.$A$1:.$A$41])*([.J$44]=[.$B$1:.$B$41])));1)" office:value-type="float" office:value="-1.014445757356" calcext:value-type="float">
            <text:p>-1.014445757356</text:p>
          </table:table-cell>
          <table:table-cell table:formula="of:=INDEX([.$C$1:.$C$41];SUMPRODUCT(MAX(ROW([.J$1:.J$41])*([.$A48]=[.$A$1:.$A$41])*([.K$44]=[.$B$1:.$B$41])));1)" office:value-type="float" office:value="-1.016661171006" calcext:value-type="float">
            <text:p>-1.0166611710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DEX([.$D$1:.$D$41];SUMPRODUCT(MAX(ROW([.A$1:.A$41])*([.$A52]=[.$A$1:.$A$41])*([.B$44]=[.$B$1:.$B$41])));1)" office:value-type="float" office:value="0.789606833743" calcext:value-type="float">
            <text:p>0.789606833743</text:p>
          </table:table-cell>
          <table:table-cell table:formula="of:=INDEX([.$D$1:.$D$41];SUMPRODUCT(MAX(ROW([.B$1:.B$41])*([.$A52]=[.$A$1:.$A$41])*([.C$44]=[.$B$1:.$B$41])));1)" office:value-type="float" office:value="0.694231029602" calcext:value-type="float">
            <text:p>0.694231029602</text:p>
          </table:table-cell>
          <table:table-cell table:formula="of:=INDEX([.$D$1:.$D$41];SUMPRODUCT(MAX(ROW([.C$1:.C$41])*([.$A52]=[.$A$1:.$A$41])*([.D$44]=[.$B$1:.$B$41])));1)" office:value-type="float" office:value="0.595949569834" calcext:value-type="float">
            <text:p>0.595949569834</text:p>
          </table:table-cell>
          <table:table-cell table:formula="of:=INDEX([.$D$1:.$D$41];SUMPRODUCT(MAX(ROW([.D$1:.D$41])*([.$A52]=[.$A$1:.$A$41])*([.E$44]=[.$B$1:.$B$41])));1)" office:value-type="float" office:value="0.554815982878" calcext:value-type="float">
            <text:p>0.554815982878</text:p>
          </table:table-cell>
          <table:table-cell table:formula="of:=INDEX([.$D$1:.$D$41];SUMPRODUCT(MAX(ROW([.E$1:.E$41])*([.$A52]=[.$A$1:.$A$41])*([.F$44]=[.$B$1:.$B$41])));1)" office:value-type="float" office:value="0.50286631636" calcext:value-type="float">
            <text:p>0.50286631636</text:p>
          </table:table-cell>
          <table:table-cell table:formula="of:=INDEX([.$D$1:.$D$41];SUMPRODUCT(MAX(ROW([.F$1:.F$41])*([.$A52]=[.$A$1:.$A$41])*([.G$44]=[.$B$1:.$B$41])));1)" office:value-type="float" office:value="0.469928485036" calcext:value-type="float">
            <text:p>0.469928485036</text:p>
          </table:table-cell>
          <table:table-cell table:formula="of:=INDEX([.$D$1:.$D$41];SUMPRODUCT(MAX(ROW([.G$1:.G$41])*([.$A52]=[.$A$1:.$A$41])*([.H$44]=[.$B$1:.$B$41])));1)" office:value-type="float" office:value="0.477206765234" calcext:value-type="float">
            <text:p>0.477206765234</text:p>
          </table:table-cell>
          <table:table-cell table:formula="of:=INDEX([.$D$1:.$D$41];SUMPRODUCT(MAX(ROW([.H$1:.H$41])*([.$A52]=[.$A$1:.$A$41])*([.I$44]=[.$B$1:.$B$41])));1)" office:value-type="float" office:value="0.473286863612" calcext:value-type="float">
            <text:p>0.473286863612</text:p>
          </table:table-cell>
          <table:table-cell table:formula="of:=INDEX([.$D$1:.$D$41];SUMPRODUCT(MAX(ROW([.I$1:.I$41])*([.$A52]=[.$A$1:.$A$41])*([.J$44]=[.$B$1:.$B$41])));1)" office:value-type="float" office:value="0.470122354957" calcext:value-type="float">
            <text:p>0.470122354957</text:p>
          </table:table-cell>
          <table:table-cell table:formula="of:=INDEX([.$D$1:.$D$41];SUMPRODUCT(MAX(ROW([.J$1:.J$41])*([.$A52]=[.$A$1:.$A$41])*([.K$44]=[.$B$1:.$B$41])));1)" office:value-type="float" office:value="0.469163329307" calcext:value-type="float">
            <text:p>0.469163329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EX([.$D$1:.$D$41];SUMPRODUCT(MAX(ROW([.A$1:.A$41])*([.$A53]=[.$A$1:.$A$41])*([.B$44]=[.$B$1:.$B$41])));1)" office:value-type="float" office:value="0.789606833743" calcext:value-type="float">
            <text:p>0.789606833743</text:p>
          </table:table-cell>
          <table:table-cell table:formula="of:=INDEX([.$D$1:.$D$41];SUMPRODUCT(MAX(ROW([.B$1:.B$41])*([.$A53]=[.$A$1:.$A$41])*([.C$44]=[.$B$1:.$B$41])));1)" office:value-type="float" office:value="0.694231029602" calcext:value-type="float">
            <text:p>0.694231029602</text:p>
          </table:table-cell>
          <table:table-cell table:formula="of:=INDEX([.$D$1:.$D$41];SUMPRODUCT(MAX(ROW([.C$1:.C$41])*([.$A53]=[.$A$1:.$A$41])*([.D$44]=[.$B$1:.$B$41])));1)" office:value-type="float" office:value="0.62458715134" calcext:value-type="float">
            <text:p>0.62458715134</text:p>
          </table:table-cell>
          <table:table-cell table:formula="of:=INDEX([.$D$1:.$D$41];SUMPRODUCT(MAX(ROW([.D$1:.D$41])*([.$A53]=[.$A$1:.$A$41])*([.E$44]=[.$B$1:.$B$41])));1)" office:value-type="float" office:value="0.542086530933" calcext:value-type="float">
            <text:p>0.542086530933</text:p>
          </table:table-cell>
          <table:table-cell table:formula="of:=INDEX([.$D$1:.$D$41];SUMPRODUCT(MAX(ROW([.E$1:.E$41])*([.$A53]=[.$A$1:.$A$41])*([.F$44]=[.$B$1:.$B$41])));1)" office:value-type="float" office:value="0.505136495983" calcext:value-type="float">
            <text:p>0.505136495983</text:p>
          </table:table-cell>
          <table:table-cell table:formula="of:=INDEX([.$D$1:.$D$41];SUMPRODUCT(MAX(ROW([.F$1:.F$41])*([.$A53]=[.$A$1:.$A$41])*([.G$44]=[.$B$1:.$B$41])));1)" office:value-type="float" office:value="0.481369884976" calcext:value-type="float">
            <text:p>0.481369884976</text:p>
          </table:table-cell>
          <table:table-cell table:formula="of:=INDEX([.$D$1:.$D$41];SUMPRODUCT(MAX(ROW([.G$1:.G$41])*([.$A53]=[.$A$1:.$A$41])*([.H$44]=[.$B$1:.$B$41])));1)" office:value-type="float" office:value="0.480143395685" calcext:value-type="float">
            <text:p>0.480143395685</text:p>
          </table:table-cell>
          <table:table-cell table:formula="of:=INDEX([.$D$1:.$D$41];SUMPRODUCT(MAX(ROW([.H$1:.H$41])*([.$A53]=[.$A$1:.$A$41])*([.I$44]=[.$B$1:.$B$41])));1)" office:value-type="float" office:value="0.479279462411" calcext:value-type="float">
            <text:p>0.479279462411</text:p>
          </table:table-cell>
          <table:table-cell table:formula="of:=INDEX([.$D$1:.$D$41];SUMPRODUCT(MAX(ROW([.I$1:.I$41])*([.$A53]=[.$A$1:.$A$41])*([.J$44]=[.$B$1:.$B$41])));1)" office:value-type="float" office:value="0.478560678381" calcext:value-type="float">
            <text:p>0.478560678381</text:p>
          </table:table-cell>
          <table:table-cell table:formula="of:=INDEX([.$D$1:.$D$41];SUMPRODUCT(MAX(ROW([.J$1:.J$41])*([.$A53]=[.$A$1:.$A$41])*([.K$44]=[.$B$1:.$B$41])));1)" office:value-type="float" office:value="0.478341705456" calcext:value-type="float">
            <text:p>0.478341705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DEX([.$D$1:.$D$41];SUMPRODUCT(MAX(ROW([.A$1:.A$41])*([.$A54]=[.$A$1:.$A$41])*([.B$44]=[.$B$1:.$B$41])));1)" office:value-type="float" office:value="0.789606833743" calcext:value-type="float">
            <text:p>0.789606833743</text:p>
          </table:table-cell>
          <table:table-cell table:formula="of:=INDEX([.$D$1:.$D$41];SUMPRODUCT(MAX(ROW([.B$1:.B$41])*([.$A54]=[.$A$1:.$A$41])*([.C$44]=[.$B$1:.$B$41])));1)" office:value-type="float" office:value="0.675864544325" calcext:value-type="float">
            <text:p>0.675864544325</text:p>
          </table:table-cell>
          <table:table-cell table:formula="of:=INDEX([.$D$1:.$D$41];SUMPRODUCT(MAX(ROW([.C$1:.C$41])*([.$A54]=[.$A$1:.$A$41])*([.D$44]=[.$B$1:.$B$41])));1)" office:value-type="float" office:value="0.595949569834" calcext:value-type="float">
            <text:p>0.595949569834</text:p>
          </table:table-cell>
          <table:table-cell table:formula="of:=INDEX([.$D$1:.$D$41];SUMPRODUCT(MAX(ROW([.D$1:.D$41])*([.$A54]=[.$A$1:.$A$41])*([.E$44]=[.$B$1:.$B$41])));1)" office:value-type="float" office:value="0.542086530933" calcext:value-type="float">
            <text:p>0.542086530933</text:p>
          </table:table-cell>
          <table:table-cell table:formula="of:=INDEX([.$D$1:.$D$41];SUMPRODUCT(MAX(ROW([.E$1:.E$41])*([.$A54]=[.$A$1:.$A$41])*([.F$44]=[.$B$1:.$B$41])));1)" office:value-type="float" office:value="0.50286631636" calcext:value-type="float">
            <text:p>0.50286631636</text:p>
          </table:table-cell>
          <table:table-cell table:formula="of:=INDEX([.$D$1:.$D$41];SUMPRODUCT(MAX(ROW([.F$1:.F$41])*([.$A54]=[.$A$1:.$A$41])*([.G$44]=[.$B$1:.$B$41])));1)" office:value-type="float" office:value="0.482997790846" calcext:value-type="float">
            <text:p>0.482997790846</text:p>
          </table:table-cell>
          <table:table-cell table:formula="of:=INDEX([.$D$1:.$D$41];SUMPRODUCT(MAX(ROW([.G$1:.G$41])*([.$A54]=[.$A$1:.$A$41])*([.H$44]=[.$B$1:.$B$41])));1)" office:value-type="float" office:value="0.477206765234" calcext:value-type="float">
            <text:p>0.477206765234</text:p>
          </table:table-cell>
          <table:table-cell table:formula="of:=INDEX([.$D$1:.$D$41];SUMPRODUCT(MAX(ROW([.H$1:.H$41])*([.$A54]=[.$A$1:.$A$41])*([.I$44]=[.$B$1:.$B$41])));1)" office:value-type="float" office:value="0.496700686106" calcext:value-type="float">
            <text:p>0.496700686106</text:p>
          </table:table-cell>
          <table:table-cell table:formula="of:=INDEX([.$D$1:.$D$41];SUMPRODUCT(MAX(ROW([.I$1:.I$41])*([.$A54]=[.$A$1:.$A$41])*([.J$44]=[.$B$1:.$B$41])));1)" office:value-type="float" office:value="0.489571590169" calcext:value-type="float">
            <text:p>0.489571590169</text:p>
          </table:table-cell>
          <table:table-cell table:formula="of:=INDEX([.$D$1:.$D$41];SUMPRODUCT(MAX(ROW([.J$1:.J$41])*([.$A54]=[.$A$1:.$A$41])*([.K$44]=[.$B$1:.$B$41])));1)" office:value-type="float" office:value="0.505971239072" calcext:value-type="float">
            <text:p>0.50597123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DEX([.$D$1:.$D$41];SUMPRODUCT(MAX(ROW([.A$1:.A$41])*([.$A55]=[.$A$1:.$A$41])*([.B$44]=[.$B$1:.$B$41])));1)" office:value-type="float" office:value="0.789606833743" calcext:value-type="float">
            <text:p>0.789606833743</text:p>
          </table:table-cell>
          <table:table-cell table:formula="of:=INDEX([.$D$1:.$D$41];SUMPRODUCT(MAX(ROW([.B$1:.B$41])*([.$A55]=[.$A$1:.$A$41])*([.C$44]=[.$B$1:.$B$41])));1)" office:value-type="float" office:value="0.694231029602" calcext:value-type="float">
            <text:p>0.694231029602</text:p>
          </table:table-cell>
          <table:table-cell table:formula="of:=INDEX([.$D$1:.$D$41];SUMPRODUCT(MAX(ROW([.C$1:.C$41])*([.$A55]=[.$A$1:.$A$41])*([.D$44]=[.$B$1:.$B$41])));1)" office:value-type="float" office:value="0.62458715134" calcext:value-type="float">
            <text:p>0.62458715134</text:p>
          </table:table-cell>
          <table:table-cell table:formula="of:=INDEX([.$D$1:.$D$41];SUMPRODUCT(MAX(ROW([.D$1:.D$41])*([.$A55]=[.$A$1:.$A$41])*([.E$44]=[.$B$1:.$B$41])));1)" office:value-type="float" office:value="0.542086530933" calcext:value-type="float">
            <text:p>0.542086530933</text:p>
          </table:table-cell>
          <table:table-cell table:formula="of:=INDEX([.$D$1:.$D$41];SUMPRODUCT(MAX(ROW([.E$1:.E$41])*([.$A55]=[.$A$1:.$A$41])*([.F$44]=[.$B$1:.$B$41])));1)" office:value-type="float" office:value="0.505136495983" calcext:value-type="float">
            <text:p>0.505136495983</text:p>
          </table:table-cell>
          <table:table-cell table:formula="of:=INDEX([.$D$1:.$D$41];SUMPRODUCT(MAX(ROW([.F$1:.F$41])*([.$A55]=[.$A$1:.$A$41])*([.G$44]=[.$B$1:.$B$41])));1)" office:value-type="float" office:value="0.481369884976" calcext:value-type="float">
            <text:p>0.481369884976</text:p>
          </table:table-cell>
          <table:table-cell table:formula="of:=INDEX([.$D$1:.$D$41];SUMPRODUCT(MAX(ROW([.G$1:.G$41])*([.$A55]=[.$A$1:.$A$41])*([.H$44]=[.$B$1:.$B$41])));1)" office:value-type="float" office:value="0.467374373386" calcext:value-type="float">
            <text:p>0.467374373386</text:p>
          </table:table-cell>
          <table:table-cell table:formula="of:=INDEX([.$D$1:.$D$41];SUMPRODUCT(MAX(ROW([.H$1:.H$41])*([.$A55]=[.$A$1:.$A$41])*([.I$44]=[.$B$1:.$B$41])));1)" office:value-type="float" office:value="0.465600151228" calcext:value-type="float">
            <text:p>0.465600151228</text:p>
          </table:table-cell>
          <table:table-cell table:formula="of:=INDEX([.$D$1:.$D$41];SUMPRODUCT(MAX(ROW([.I$1:.I$41])*([.$A55]=[.$A$1:.$A$41])*([.J$44]=[.$B$1:.$B$41])));1)" office:value-type="float" office:value="0.470122354957" calcext:value-type="float">
            <text:p>0.470122354957</text:p>
          </table:table-cell>
          <table:table-cell table:formula="of:=INDEX([.$D$1:.$D$41];SUMPRODUCT(MAX(ROW([.J$1:.J$41])*([.$A55]=[.$A$1:.$A$41])*([.K$44]=[.$B$1:.$B$41])));1)" office:value-type="float" office:value="0.469163329307" calcext:value-type="float">
            <text:p>0.46916332930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sil Akhi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sem</text:p>
          </table:table-cell>
          <table:table-cell table:number-columns-repeated="8"/>
        </table:table-row>
        <table:table-row table:style-name="ro1">
          <table:table-cell table:formula="of:=[.A45]" office:value-type="float" office:value="84" calcext:value-type="float">
            <text:p>84</text:p>
          </table:table-cell>
          <table:table-cell table:formula="of:=[.K45]" office:value-type="float" office:value="-1.016661171006" calcext:value-type="float">
            <text:p>-1.016661171006</text:p>
          </table:table-cell>
          <table:table-cell table:formula="of:=[.K52]" office:value-type="float" office:value="0.469163329307" calcext:value-type="float">
            <text:p>0.469163329307</text:p>
          </table:table-cell>
          <table:table-cell table:number-columns-repeated="8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K46]" office:value-type="float" office:value="-1.758288138805" calcext:value-type="float">
            <text:p>-1.758288138805</text:p>
          </table:table-cell>
          <table:table-cell table:formula="of:=[.K53]" office:value-type="float" office:value="0.478341705456" calcext:value-type="float">
            <text:p>0.478341705456</text:p>
          </table:table-cell>
          <table:table-cell table:number-columns-repeated="8"/>
        </table:table-row>
        <table:table-row table:style-name="ro1">
          <table:table-cell table:formula="of:=[.A47]" office:value-type="float" office:value="3" calcext:value-type="float">
            <text:p>3</text:p>
          </table:table-cell>
          <table:table-cell table:formula="of:=[.K47]" office:value-type="float" office:value="-0.208182230342" calcext:value-type="float">
            <text:p>-0.208182230342</text:p>
          </table:table-cell>
          <table:table-cell table:formula="of:=[.K54]" office:value-type="float" office:value="0.505971239072" calcext:value-type="float">
            <text:p>0.505971239072</text:p>
          </table:table-cell>
          <table:table-cell table:number-columns-repeated="8"/>
        </table:table-row>
        <table:table-row table:style-name="ro1">
          <table:table-cell table:formula="of:=[.A48]" office:value-type="float" office:value="4" calcext:value-type="float">
            <text:p>4</text:p>
          </table:table-cell>
          <table:table-cell table:formula="of:=[.K48]" office:value-type="float" office:value="-1.016661171006" calcext:value-type="float">
            <text:p>-1.016661171006</text:p>
          </table:table-cell>
          <table:table-cell table:formula="of:=[.K55]" office:value-type="float" office:value="0.469163329307" calcext:value-type="float">
            <text:p>0.469163329307</text:p>
          </table:table-cell>
          <table:table-cell table:number-columns-repeated="8"/>
        </table:table-row>
      </table:table>
      <table:named-expressions/>
      <table:consolidation table:function="sum" table:source-cell-range-addresses="Sheet3.A1:Sheet3.C7" table:target-cell-address="Sheet3.A1:Sheet3.C7" table:use-label="row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2"/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1:20:25.213483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7:07:02.666000000</meta:creation-date>
    <dc:date>2017-06-11T13:34:54.060030555</dc:date>
    <meta:editing-duration>PT27M30S</meta:editing-duration>
    <meta:editing-cycles>6</meta:editing-cycles>
    <meta:generator>LibreOffice/5.1.6.2$Linux_X86_64 LibreOffice_project/10m0$Build-2</meta:generator>
    <meta:document-statistic meta:table-count="1" meta:cell-count="292" meta:object-count="0"/>
  </office:meta>
</office:document-meta>
</file>